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35A220000000000000000A1886701B09B69D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ow to talk to your programm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anelle Jenstad</text:p>
            <text:p>Martin Holmes</text:p>
            <text:p>&lt;/endings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inding a programm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stitution has tame programmers whose time you can prevail on.</text:p>
              </text:list-item>
              <text:list-item>
                <text:p>Project has money to hire a programmer.</text:p>
              </text:list-item>
              <text:list-item>
                <text:p>You have a friend or colleague who is a programm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ame institutional programm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ill impose institutional standards and requirements on code and output.</text:p>
                <text:list>
                  <text:list-item>
                    <text:p>Standards are good.</text:p>
                  </text:list-item>
                  <text:list-item>
                    <text:p>Long-term support is good.</text:p>
                  </text:list-item>
                  <text:list-item>
                    <text:p>You may not get exactly what you want.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2.463cm" svg:height="2.389cm" svg:x="3.137cm" svg:y="6.6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ired gun programm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You have complete control (in theory).</text:p>
              </text:list-item>
              <text:list-item>
                <text:p>You are at their mercy (in reality).</text:p>
              </text:list-item>
              <text:list-item>
                <text:p>They have no interest in long-term reliability or standards-compliance.</text:p>
              </text:list-item>
              <text:list-item>
                <text:p>When it breaks, they aren’t there to fix it. Unless you pay them again. Which means they have a vested interest in its breaking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riend or colleag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rofessional programmer? </text:p>
                <text:list>
                  <text:list-item>
                    <text:p>If so, doing it as a favour off the side of the desk.</text:p>
                  </text:list-item>
                  <text:list-item>
                    <text:p>If not, may make elementary mistakes that lead to disaster.</text:p>
                  </text:list-item>
                  <text:list-item>
                    <text:p>If you’re unhappy, you have a diplomatic issue on your han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ne last thing..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ON’T hire your best friend’s son who writes websites in his bedroom for $10 an hour. DON’T DO THA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motivates a programmer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oney</text:p>
              </text:list-item>
              <text:list-item>
                <text:p>New Cool and Exciting stuff (NCE)</text:p>
              </text:list-item>
              <text:list-item>
                <text:p>Challenges</text:p>
              </text:list-item>
              <text:list-item>
                <text:p>Pride and ownershi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ne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You probably don’t have enough to make a difference.</text:p>
              </text:list-item>
              <text:list-item>
                <text:p>If it’s the primary motivation, then the programmer has an incentive to finish ASAP. Corners will be cu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ew Cool and Exciting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IS IS DANGEROUS:</text:p>
                <text:list>
                  <text:list-item>
                    <text:p>They obviously don't know it well because it's new, cool and exciting.</text:p>
                  </text:list-item>
                  <text:list-item>
                    <text:p>It will be buggy and fragile, because it's N... C... E...</text:p>
                  </text:list-item>
                  <text:list-item>
                    <text:p>It probably won't last. Most things don't, especially NCE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30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30pt" fo:font-weight="bold" style:font-size-asian="14pt" style:font-size-complex="14pt"/>
    </style:style>
    <style:style style:name="MT1" style:family="text">
      <style:text-properties fo:color="#666666" fo:font-size="30pt" fo:font-weight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JJ &lt;/e&gt; MH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5-15T17:16:56.686907008</dc:date>
    <meta:editing-duration>PT2H38M8S</meta:editing-duration>
    <meta:editing-cycles>9</meta:editing-cycles>
    <meta:generator>LibreOffice/6.1.5.2$Linux_X86_64 LibreOffice_project/10$Build-2</meta:generator>
    <meta:document-statistic meta:object-count="58"/>
  </office:meta>
</office:document-meta>
</file>